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draw:fill-color="#eeeeee" draw:textarea-horizontal-align="justify" draw:textarea-vertical-align="middle" draw:auto-grow-height="false" fo:min-height="4.801cm" fo:min-width="19.911cm"/>
    </style:style>
    <style:style style:name="gr3" style:family="graphic" style:parent-style-name="standard">
      <style:graphic-properties draw:stroke="none" draw:fill-color="#cccccc" draw:textarea-horizontal-align="justify" draw:textarea-vertical-align="middle" draw:auto-grow-height="false" fo:min-height="4.801cm" fo:min-width="19.9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3cm" fo:min-width="0.1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78cm" fo:min-width="0.12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00ffff" draw:textarea-horizontal-align="justify" draw:textarea-vertical-align="middle" draw:auto-grow-height="false" fo:min-height="0.378cm" fo:min-width="0.128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0000ff" draw:textarea-horizontal-align="justify" draw:textarea-vertical-align="middle" draw:auto-grow-height="false" fo:min-height="0.378cm" fo:min-width="0.12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style:font-name="Carlito" fo:font-size="24pt" style:font-size-asian="24pt" style:font-size-complex="24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text-properties fo:font-size="24pt"/>
    </style:style>
    <style:style style:name="P8" style:family="paragraph">
      <loext:graphic-properties draw:fill-color="#00ffff"/>
      <style:paragraph-properties fo:text-align="center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style:font-name="Carlito" fo:font-size="18pt" fo:background-color="#66ffff"/>
    </style:style>
    <style:style style:name="P11" style:family="paragraph">
      <loext:graphic-properties draw:fill="solid" draw:fill-color="#0000ff"/>
      <style:paragraph-properties fo:text-align="center"/>
    </style:style>
    <style:style style:name="T1" style:family="text">
      <style:text-properties style:font-name="Carlito" fo:font-size="24pt" style:font-size-asian="24pt" style:font-size-complex="24pt"/>
    </style:style>
    <style:style style:name="T2" style:family="text">
      <style:text-properties style:font-name="Carlito" fo:background-color="#66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andscape_25_20drawing">
        <draw:line draw:style-name="gr1" draw:text-style-name="P1" draw:layer="layout" svg:x1="3.944cm" svg:y1="9.57cm" svg:x2="26.141cm" svg:y2="9.57cm">
          <text:p/>
        </draw:line>
        <draw:custom-shape draw:style-name="gr2" draw:text-style-name="P2" draw:layer="layout" svg:width="20.411cm" svg:height="5.051cm" svg:x="4.837cm" svg:y="3.5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0.411cm" svg:height="5.051cm" svg:x="4.837cm" svg:y="10.51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7.03cm" svg:height="1.098cm" svg:x="5.016cm" svg:y="3.715cm">
          <draw:text-box>
            <text:p text:style-name="P4"><text:span text:style-name="T1">Proceso de usuario</text:span></text:p>
          </draw:text-box>
        </draw:frame>
        <draw:frame draw:style-name="gr4" draw:text-style-name="P5" draw:layer="layout" svg:width="2.708cm" svg:height="1.098cm" svg:x="5.085cm" svg:y="10.893cm">
          <draw:text-box>
            <text:p><text:span text:style-name="T1">Kernel</text:span></text:p>
          </draw:text-box>
        </draw:frame>
        <draw:line draw:style-name="gr5" draw:text-style-name="P1" draw:layer="layout" svg:x1="5.739cm" svg:y1="6.46cm" svg:x2="9.106cm" svg:y2="6.46cm">
          <text:p/>
        </draw:line>
        <draw:custom-shape draw:style-name="gr6" draw:text-style-name="P6" draw:layer="layout" svg:width="0.962cm" svg:height="0.962cm" svg:x="5.258cm" svg:y="5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62cm" svg:height="0.962cm" svg:x="6.945cm" svg:y="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62cm" svg:height="0.962cm" svg:x="8.632cm" svg:y="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Landscape_25_20drawing_5f_">
        <draw:line draw:style-name="gr1" draw:text-style-name="P1" draw:layer="layout" svg:x1="3.944cm" svg:y1="9.57cm" svg:x2="26.141cm" svg:y2="9.57cm">
          <text:p/>
        </draw:line>
        <draw:custom-shape draw:style-name="gr2" draw:text-style-name="P2" draw:layer="layout" svg:width="20.411cm" svg:height="5.051cm" svg:x="4.837cm" svg:y="3.5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0.411cm" svg:height="5.051cm" svg:x="4.837cm" svg:y="10.51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7.03cm" svg:height="1.098cm" svg:x="5.016cm" svg:y="3.715cm">
          <draw:text-box>
            <text:p text:style-name="P4"><text:span text:style-name="T1">Proceso de usuario</text:span></text:p>
          </draw:text-box>
        </draw:frame>
        <draw:frame draw:style-name="gr4" draw:text-style-name="P5" draw:layer="layout" svg:width="2.708cm" svg:height="1.098cm" svg:x="5.085cm" svg:y="10.893cm">
          <draw:text-box>
            <text:p text:style-name="P7"><text:span text:style-name="T1">Kernel</text:span></text:p>
          </draw:text-box>
        </draw:frame>
        <draw:line draw:style-name="gr5" draw:text-style-name="P1" draw:layer="layout" svg:x1="5.739cm" svg:y1="6.46cm" svg:x2="10.79cm" svg:y2="6.46cm">
          <text:p/>
        </draw:line>
        <draw:custom-shape draw:style-name="gr7" draw:text-style-name="P6" draw:layer="layout" svg:width="0.962cm" svg:height="0.962cm" svg:x="5.258cm" svg:y="5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62cm" svg:height="0.962cm" svg:x="6.945cm" svg:y="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62cm" svg:height="0.962cm" svg:x="8.632cm" svg:y="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962cm" svg:height="0.962cm" svg:x="10.32cm" svg:y="5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3.41cm" svg:height="0.886cm" svg:x="11.405cm" svg:y="5.332cm">
          <draw:text-box>
            <text:p text:style-name="P9"><text:span text:style-name="T2">System Call</text:span></text:p>
          </draw:text-box>
        </draw:frame>
      </draw:page>
      <draw:page draw:name="page3" draw:style-name="dp1" draw:master-page-name="Landscape_25_20drawing_5f_">
        <draw:line draw:style-name="gr1" draw:text-style-name="P1" draw:layer="layout" svg:x1="3.944cm" svg:y1="9.57cm" svg:x2="26.141cm" svg:y2="9.57cm">
          <text:p/>
        </draw:line>
        <draw:custom-shape draw:style-name="gr2" draw:text-style-name="P2" draw:layer="layout" svg:width="20.411cm" svg:height="5.051cm" svg:x="4.837cm" svg:y="3.5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0.411cm" svg:height="5.051cm" svg:x="4.837cm" svg:y="10.51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7.03cm" svg:height="1.098cm" svg:x="5.016cm" svg:y="3.715cm">
          <draw:text-box>
            <text:p text:style-name="P4"><text:span text:style-name="T1">Proceso de usuario</text:span></text:p>
          </draw:text-box>
        </draw:frame>
        <draw:frame draw:style-name="gr4" draw:text-style-name="P5" draw:layer="layout" svg:width="2.708cm" svg:height="1.098cm" svg:x="5.085cm" svg:y="10.893cm">
          <draw:text-box>
            <text:p text:style-name="P7"><text:span text:style-name="T1">Kernel</text:span></text:p>
          </draw:text-box>
        </draw:frame>
        <draw:line draw:style-name="gr5" draw:text-style-name="P1" draw:layer="layout" svg:x1="5.739cm" svg:y1="6.46cm" svg:x2="10.79cm" svg:y2="6.46cm">
          <text:p/>
        </draw:line>
        <draw:custom-shape draw:style-name="gr7" draw:text-style-name="P6" draw:layer="layout" svg:width="0.962cm" svg:height="0.962cm" svg:x="5.258cm" svg:y="5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62cm" svg:height="0.962cm" svg:x="6.945cm" svg:y="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62cm" svg:height="0.962cm" svg:x="8.632cm" svg:y="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755cm" svg:y1="6.495cm" svg:x2="12.473cm" svg:y2="13.47cm">
          <text:p/>
        </draw:line>
        <draw:custom-shape draw:style-name="gr8" draw:text-style-name="P8" draw:layer="layout" svg:width="0.962cm" svg:height="0.962cm" svg:x="10.32cm" svg:y="5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492cm" svg:y1="13.46cm" svg:x2="15.875cm" svg:y2="13.46cm">
          <text:p/>
        </draw:line>
        <draw:custom-shape draw:style-name="gr10" draw:text-style-name="P11" draw:layer="layout" svg:width="0.962cm" svg:height="0.962cm" svg:x="12.008cm" svg:y="12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962cm" svg:height="0.962cm" svg:x="13.695cm" svg:y="12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962cm" svg:height="0.962cm" svg:x="15.382cm" svg:y="12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3.41cm" svg:height="0.886cm" svg:x="11.405cm" svg:y="5.332cm">
          <draw:text-box>
            <text:p text:style-name="P9"><text:span text:style-name="T2">System Call</text:span></text:p>
          </draw:text-box>
        </draw:frame>
      </draw:page>
      <draw:page draw:name="page4" draw:style-name="dp1" draw:master-page-name="Landscape_25_20drawing_5f_">
        <draw:line draw:style-name="gr1" draw:text-style-name="P1" draw:layer="layout" svg:x1="3.944cm" svg:y1="9.57cm" svg:x2="26.141cm" svg:y2="9.57cm">
          <text:p/>
        </draw:line>
        <draw:custom-shape draw:style-name="gr2" draw:text-style-name="P2" draw:layer="layout" svg:width="20.411cm" svg:height="5.051cm" svg:x="4.837cm" svg:y="3.5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0.411cm" svg:height="5.051cm" svg:x="4.837cm" svg:y="10.51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7.03cm" svg:height="1.098cm" svg:x="5.016cm" svg:y="3.715cm">
          <draw:text-box>
            <text:p text:style-name="P4"><text:span text:style-name="T1">Proceso de usuario</text:span></text:p>
          </draw:text-box>
        </draw:frame>
        <draw:frame draw:style-name="gr4" draw:text-style-name="P5" draw:layer="layout" svg:width="2.708cm" svg:height="1.098cm" svg:x="5.085cm" svg:y="10.893cm">
          <draw:text-box>
            <text:p text:style-name="P7"><text:span text:style-name="T1">Kernel</text:span></text:p>
          </draw:text-box>
        </draw:frame>
        <draw:line draw:style-name="gr5" draw:text-style-name="P1" draw:layer="layout" svg:x1="5.739cm" svg:y1="6.46cm" svg:x2="10.79cm" svg:y2="6.46cm">
          <text:p/>
        </draw:line>
        <draw:custom-shape draw:style-name="gr7" draw:text-style-name="P6" draw:layer="layout" svg:width="0.962cm" svg:height="0.962cm" svg:x="5.258cm" svg:y="5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62cm" svg:height="0.962cm" svg:x="6.945cm" svg:y="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62cm" svg:height="0.962cm" svg:x="8.632cm" svg:y="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755cm" svg:y1="6.495cm" svg:x2="12.473cm" svg:y2="13.47cm">
          <text:p/>
        </draw:line>
        <draw:custom-shape draw:style-name="gr8" draw:text-style-name="P8" draw:layer="layout" svg:width="0.962cm" svg:height="0.962cm" svg:x="10.32cm" svg:y="5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614cm" svg:y1="6.46cm" svg:x2="24.259cm" svg:y2="6.46cm">
          <text:p/>
        </draw:line>
        <draw:line draw:style-name="gr9" draw:text-style-name="P1" draw:layer="layout" svg:x1="17.524cm" svg:y1="6.426cm" svg:x2="15.875cm" svg:y2="13.401cm">
          <text:p/>
        </draw:line>
        <draw:custom-shape draw:style-name="gr7" draw:text-style-name="P6" draw:layer="layout" svg:width="0.962cm" svg:height="0.962cm" svg:x="17.068cm" svg:y="5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62cm" svg:height="0.962cm" svg:x="18.755cm" svg:y="5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62cm" svg:height="0.962cm" svg:x="20.443cm" svg:y="5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62cm" svg:height="0.962cm" svg:x="22.13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962cm" svg:height="0.962cm" svg:x="23.762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492cm" svg:y1="13.46cm" svg:x2="15.875cm" svg:y2="13.46cm">
          <text:p/>
        </draw:line>
        <draw:custom-shape draw:style-name="gr10" draw:text-style-name="P11" draw:layer="layout" svg:width="0.962cm" svg:height="0.962cm" svg:x="12.008cm" svg:y="12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962cm" svg:height="0.962cm" svg:x="13.695cm" svg:y="12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962cm" svg:height="0.962cm" svg:x="15.382cm" svg:y="12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3.41cm" svg:height="0.886cm" svg:x="11.405cm" svg:y="5.332cm">
          <draw:text-box>
            <text:p text:style-name="P9"><text:span text:style-name="T2">System Ca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andscape_25_20drawing" style:display-name="Landscape%20drawing" style:page-layout-name="PM0" draw:style-name="Mdp1"/>
    <style:master-page style:name="Landscape_25_20drawing_5f_" style:display-name="Landscape%20drawing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5-28T09:40:02.314899867</meta:creation-date>
    <dc:date>2016-05-28T10:05:40.552147003</dc:date>
    <dc:creator>Eduardo Grosclaude</dc:creator>
    <meta:editing-duration>PT13M9S</meta:editing-duration>
    <meta:editing-cycles>3</meta:editing-cycles>
    <meta:generator>LibreOffice/5.0.4.2$Linux_X86_64 LibreOffice_project/2b9802c1994aa0b7dc6079e128979269cf95bc78</meta:generator>
    <meta:document-statistic meta:object-count="59"/>
  </office:meta>
</office:document-meta>
</file>